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rsid="004130bb" officeooo:paragraph-rsid="004130bb"/>
    </style:style>
    <style:style style:name="P4" style:family="paragraph" style:parent-style-name="Standard">
      <style:text-properties officeooo:paragraph-rsid="000daaba"/>
    </style:style>
    <style:style style:name="P5" style:family="paragraph" style:parent-style-name="Standard">
      <style:text-properties fo:font-style="italic" officeooo:paragraph-rsid="004130bb" style:font-style-asian="italic" style:font-style-complex="italic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44bfaa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46b38e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47713c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a73e7" style:font-style-asian="normal" style:font-style-complex="normal"/>
    </style:style>
    <style:style style:name="T4" style:family="text">
      <style:text-properties fo:font-style="normal" officeooo:rsid="004130bb" style:font-style-asian="normal" style:font-style-complex="normal"/>
    </style:style>
    <style:style style:name="T5" style:family="text">
      <style:text-properties fo:font-style="normal" officeooo:rsid="0044756b" style:font-style-asian="normal" style:font-style-complex="normal"/>
    </style:style>
    <style:style style:name="T6" style:family="text">
      <style:text-properties fo:font-style="normal" officeooo:rsid="0044bfaa" style:font-style-asian="normal" style:font-style-complex="normal"/>
    </style:style>
    <style:style style:name="T7" style:family="text">
      <style:text-properties fo:font-style="normal" officeooo:rsid="0046b38e" style:font-style-asian="normal" style:font-style-complex="normal"/>
    </style:style>
    <style:style style:name="T8" style:family="text">
      <style:text-properties fo:font-style="normal" officeooo:rsid="0047713c" style:font-style-asian="normal" style:font-style-complex="normal"/>
    </style:style>
    <style:style style:name="T9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44756b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44bfa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46b38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47713c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4130bb"/>
    </style:style>
    <style:style style:name="T15" style:family="text">
      <style:text-properties officeooo:rsid="0044756b"/>
    </style:style>
    <style:style style:name="T16" style:family="text">
      <style:text-properties officeooo:rsid="0044bfaa"/>
    </style:style>
    <style:style style:name="T17" style:family="text">
      <style:text-properties officeooo:rsid="0046b38e"/>
    </style:style>
    <style:style style:name="T18" style:family="text">
      <style:text-properties officeooo:rsid="004771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D</text:span><text:span text:style-name="T2">AT 640: Predictive Analytics</text:span></text:p>
      <text:p text:style-name="Standard"><text:span text:style-name="T3">Module</text:span><text:span text:style-name="Emphasis"><text:span text:style-name="T9"> </text:span></text:span><text:span text:style-name="Emphasis"><text:span text:style-name="T13">Four</text:span></text:span><text:span text:style-name="Emphasis"><text:span text:style-name="T9">: Interactive Visualization</text:span></text:span></text:p>
      <text:p text:style-name="P5"><text:span text:style-name="Emphasis"><text:span text:style-name="T4">Data Mining with Rattle and R</text:span></text:span></text:p>
      <text:p text:style-name="P4"><text:span text:style-name="T3">Chapter</text:span><text:span text:style-name="T7"> </text:span><text:span text:style-name="T8">6</text:span></text:p>
      <text:p text:style-name="P2">1/<text:span text:style-name="T18">24</text:span><text:span text:style-name="T14">/22</text:span></text:p>
      <text:p text:style-name="P1"/>
      <text:p text:style-name="P1">Learning Object<text:span text:style-name="T1">i</text:span>ves</text:p>
      <text:list xml:id="list14324494" text:style-name="L1">
        <text:list-item>
          <text:p text:style-name="P8">Utilize R to produce interactive graphics</text:p>
        </text:list-item>
        <text:list-item>
          <text:p text:style-name="P8">Explain the importance of reproducible research in data analytic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1-30T09:27:58.941999409</dc:date>
    <meta:editing-duration>P2DT6H34M16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" meta:paragraph-count="8" meta:word-count="36" meta:character-count="241" meta:non-whitespace-character-count="215"/>
  </office:meta>
</office:document-meta>
</file>